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rsid="000414bd" officeooo:paragraph-rsid="000414bd"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officeooo:rsid="000414bd" officeooo:paragraph-rsid="000414b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rsid="00079434" officeooo:paragraph-rsid="00079434"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officeooo:rsid="00090f62" officeooo:paragraph-rsid="00097d30"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c027" style:font-weight-asian="normal" style:font-weight-complex="normal"/>
    </style:style>
    <style:style style:name="T3" style:family="text">
      <style:text-properties fo:font-weight="normal" officeooo:rsid="00097d30"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officeooo:rsid="0005c0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 for Space Warfare</text:p>
      <text:p text:style-name="P2">_______________________________________________________</text:p>
      <text:p text:style-name="P2"/>
      <text:p text:style-name="P3">This document contains all of the details for the gameplay of Space Warfare.</text:p>
      <text:p text:style-name="P3"/>
      <text:p text:style-name="P3"/>
      <text:p text:style-name="P2">Controls</text:p>
      <text:p text:style-name="P2"/>
      <text:p text:style-name="P3">The game will play like a twin-stick shooter, with movement handled by the W, A, S, and D keys and shooting handled with the mouse. The movement will be unrealistic, with the spaceship turning on a dime and stopping instantly, because this is easier for the player to use. </text:p>
      <text:p text:style-name="P3"/>
      <text:p text:style-name="P2">Camera</text:p>
      <text:p text:style-name="P2"/>
      <text:p text:style-name="P3">The camera will not move at all. The illusion of movement will be provided by enemies moving across the screen and the background scrolling, but the camera will be static during gameplay.</text:p>
      <text:p text:style-name="P3"/>
      <text:p text:style-name="P2">Combos</text:p>
      <text:p text:style-name="P2"/>
      <text:p text:style-name="P3">When you shoot an enemy, a number specific to that enemy will rise from the debris. That number is the amount that has been added to the <text:span text:style-name="T5">additive score</text:span><text:span text:style-name="T4">. The </text:span><text:span text:style-name="T5">additive score</text:span><text:span text:style-name="T4">, shown above the </text:span><text:span text:style-name="T5">total score</text:span><text:span text:style-name="T4">, is part of the number that will be added to the </text:span><text:span text:style-name="T5">total score</text:span><text:span text:style-name="T4"> after 4 seconds. When it is added to the </text:span><text:span text:style-name="T5">total score</text:span><text:span text:style-name="T4">, it will be multiplied by the </text:span><text:span text:style-name="T5">multiplier</text:span><text:span text:style-name="T4">. This is shown next to the </text:span><text:span text:style-name="T5">additive score</text:span><text:span text:style-name="T4">, and is added to by a certain amount when ever an enemy is killed.</text:span></text:p>
      <text:p text:style-name="P2"/>
      <text:p text:style-name="P2">Chain Reactions</text:p>
      <text:p text:style-name="P2"/>
      <text:p text:style-name="P3">When some enemies die, they explode. <text:s/>The resulting explosion can hurt other enemies, which can then make them explode as well, causing a chain reaction. When an enemy is killed by an explosion, the <text:span text:style-name="T6">multiplier</text:span> will increase by twice as much as if it was killed with a bullet.</text:p>
      <text:p text:style-name="P3"/>
      <text:p text:style-name="P2">End-of-level Reward</text:p>
      <text:p text:style-name="P3"/>
      <text:p text:style-name="P3">At the end of the level, you will be shown a horizontal slider with the total score you got above it. The slider determines how much of your score is made into money, and how much is made into experience. This allows the player to grind more efficiently toward a certain goal.</text:p>
      <text:p text:style-name="P3"/>
      <text:p text:style-name="P6">Enemy AI structure</text:p>
      <text:p text:style-name="P6"/>
      <text:p text:style-name="P5">The Enemy AI will be made up of different scripts, each inheriting from EnemyScriptBase. The needed scripts will be attached to the enemy, as well as an EnemyBehaviourHandler script. The EnemyBehaviourHandler has two public arrays, Queue and QueueTime. They must have the same amount of elements. Queue's type is string. It contains the order of scripts to activate.</text:p>
      <text:p text:style-name="P5">QueueTime's rype is float. It contains for how long each script is activated. <text:span text:style-name="T7">Note that you can have scripts that do not use EnemyScriptBase as a base, that run all of the time.</text:span></text:p>
      <text:p text:style-name="P5"/>
      <text:p text:style-name="P6"/>
      <text:p text:style-name="P6"/>
      <text:p text:style-name="P6"/>
      <text:p text:style-name="P6"/>
      <text:p text:style-name="P6"/>
      <text:p text:style-name="P6"><text:soft-page-break/>Enemy Types</text:p>
      <text:p text:style-name="P6"/>
      <text:p text:style-name="P6">Drill<text:span text:style-name="T1"> – Waits for 4 seconds, tries to align </text:span><text:span text:style-name="T2">itself with the player, and then moves very quickly towards the other end of the screen, damaging the player as he goes.</text:span></text:p>
      <text:p text:style-name="P6"/>
      <text:p text:style-name="P7">Saw – <text:span text:style-name="T1">Follows the player slowly, dealing damage to all objects except for instances of itself, which it bounces off of.</text:span></text:p>
      <text:p text:style-name="P7"/>
      <text:p text:style-name="P8">Droves<text:span text:style-name="T1"> – Spawn in large groups, move very slowly. </text:span><text:span text:style-name="T3">Spawn in the corners, and try to fill the playing ar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Stark</meta:initial-creator>
    <meta:creation-date>2015-01-04T19:03:55.45</meta:creation-date>
    <dc:date>2015-01-06T20:53:34.219000000</dc:date>
    <meta:editing-duration>PT13M25S</meta:editing-duration>
    <meta:editing-cycles>3</meta:editing-cycles>
    <meta:generator>LibreOffice/4.3.5.2$Windows_x86 LibreOffice_project/3a87456aaa6a95c63eea1c1b3201acedf0751bd5</meta:generator>
    <meta:document-statistic meta:table-count="0" meta:image-count="0" meta:object-count="0" meta:page-count="2" meta:paragraph-count="20" meta:word-count="464" meta:character-count="2659" meta:non-whitespace-character-count="2209"/>
  </office:meta>
</office:document-meta>
</file>